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61"/>
    <style:style style:name="ce6" style:family="table-cell" style:parent-style-name="Default" style:data-style-name="N13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ce6"/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|e(t_f, dt_m)|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og2(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3931024" calcext:value-type="float">
            <text:p>3.931E-03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1968537" calcext:value-type="float">
            <text:p>1.969E-03</text:p>
          </table:table-cell>
          <table:table-cell table:style-name="ce6" table:formula="of:=[.B2]/[.B3]" office:value-type="float" office:value="1.99692665161996" calcext:value-type="float">
            <text:p>1.9969</text:p>
          </table:table-cell>
          <table:table-cell table:formula="of:=LOG([.C3];2)" office:value-type="float" office:value="0.99778134265293" calcext:value-type="float">
            <text:p>0.9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9850251" calcext:value-type="float">
            <text:p>9.850E-04</text:p>
          </table:table-cell>
          <table:table-cell table:style-name="ce6" table:formula="of:=[.B3]/[.B4]" office:value-type="float" office:value="1.9984637954911" calcext:value-type="float">
            <text:p>1.9985</text:p>
          </table:table-cell>
          <table:table-cell table:formula="of:=LOG([.C4];2)" office:value-type="float" office:value="0.998891436887173" calcext:value-type="float">
            <text:p>0.9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4927017" calcext:value-type="float">
            <text:p>4.927E-04</text:p>
          </table:table-cell>
          <table:table-cell table:style-name="ce6" table:formula="of:=[.B4]/[.B5]" office:value-type="float" office:value="1.99923219262284" calcext:value-type="float">
            <text:p>1.9992</text:p>
          </table:table-cell>
          <table:table-cell table:formula="of:=LOG([.C5];2)" office:value-type="float" office:value="0.999446037711418" calcext:value-type="float">
            <text:p>0.99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02463981" calcext:value-type="float">
            <text:p>2.464E-04</text:p>
          </table:table-cell>
          <table:table-cell table:style-name="ce6" table:formula="of:=[.B5]/[.B6]" office:value-type="float" office:value="1.99961647431535" calcext:value-type="float">
            <text:p>1.9996</text:p>
          </table:table-cell>
          <table:table-cell table:formula="of:=LOG([.C6];2)" office:value-type="float" office:value="0.999723318168853" calcext:value-type="float">
            <text:p>0.9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01232109" calcext:value-type="float">
            <text:p>1.232E-04</text:p>
          </table:table-cell>
          <table:table-cell table:style-name="ce6" table:formula="of:=[.B6]/[.B7]" office:value-type="float" office:value="1.99980764688838" calcext:value-type="float">
            <text:p>1.9998</text:p>
          </table:table-cell>
          <table:table-cell table:formula="of:=LOG([.C7];2)" office:value-type="float" office:value="0.999861239887045" calcext:value-type="float">
            <text:p>0.9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00616084" calcext:value-type="float">
            <text:p>6.161E-05</text:p>
          </table:table-cell>
          <table:table-cell table:style-name="ce6" table:formula="of:=[.B7]/[.B8]" office:value-type="float" office:value="1.99990423383824" calcext:value-type="float">
            <text:p>1.9999</text:p>
          </table:table-cell>
          <table:table-cell table:formula="of:=LOG([.C8];2)" office:value-type="float" office:value="0.999930917662723" calcext:value-type="float">
            <text:p>0.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003080494" calcext:value-type="float">
            <text:p>3.080E-05</text:p>
          </table:table-cell>
          <table:table-cell table:style-name="ce6" table:formula="of:=[.B8]/[.B9]" office:value-type="float" office:value="1.99995195575775" calcext:value-type="float">
            <text:p>2.0000</text:p>
          </table:table-cell>
          <table:table-cell table:formula="of:=LOG([.C9];2)" office:value-type="float" office:value="0.999965342988709" calcext:value-type="float">
            <text:p>1.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00001540265" calcext:value-type="float">
            <text:p>1.54E-05</text:p>
          </table:table-cell>
          <table:table-cell table:style-name="ce6" table:formula="of:=[.B9]/[.B10]" office:value-type="float" office:value="1.99997662739853" calcext:value-type="float">
            <text:p>2.0000</text:p>
          </table:table-cell>
          <table:table-cell table:formula="of:=LOG([.C10];2)" office:value-type="float" office:value="0.99998314013337" calcext:value-type="float">
            <text:p>1.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000007701373" calcext:value-type="float">
            <text:p>7.70E-06</text:p>
          </table:table-cell>
          <table:table-cell table:style-name="ce6" table:formula="of:=[.B10]/[.B11]" office:value-type="float" office:value="1.99998753469024" calcext:value-type="float">
            <text:p>2.0000</text:p>
          </table:table-cell>
          <table:table-cell table:formula="of:=LOG([.C11];2)" office:value-type="float" office:value="0.999991008151694" calcext:value-type="float">
            <text:p>1.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0.000003850698" calcext:value-type="float">
            <text:p>3.85E-06</text:p>
          </table:table-cell>
          <table:table-cell table:style-name="ce6" table:formula="of:=[.B11]/[.B12]" office:value-type="float" office:value="1.99999402705691" calcext:value-type="float">
            <text:p>2.0000</text:p>
          </table:table-cell>
          <table:table-cell table:formula="of:=LOG([.C12];2)" office:value-type="float" office:value="0.999995691425881" calcext:value-type="float">
            <text:p>1.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0.000001925352" calcext:value-type="float">
            <text:p>1.93E-06</text:p>
          </table:table-cell>
          <table:table-cell table:style-name="ce6" table:formula="of:=[.B12]/[.B13]" office:value-type="float" office:value="1.99999688368672" calcext:value-type="float">
            <text:p>2.0000</text:p>
          </table:table-cell>
          <table:table-cell table:formula="of:=LOG([.C13];2)" office:value-type="float" office:value="0.999997752053394" calcext:value-type="float">
            <text:p>1.000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0.04852368" calcext:value-type="float">
            <text:p>4.85E-02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0.04748209" calcext:value-type="float">
            <text:p>4.75E-02</text:p>
          </table:table-cell>
          <table:table-cell table:formula="of:=[.B15]/[.B16]" office:value-type="float" office:value="1.02193648173448" calcext:value-type="float">
            <text:p>1.0219364817</text:p>
          </table:table-cell>
          <table:table-cell table:formula="of:=LOG([.C16];2)" office:value-type="float" office:value="0.031305528629286" calcext:value-type="float">
            <text:p>0.0313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0.02046033" calcext:value-type="float">
            <text:p>2.05E-02</text:p>
          </table:table-cell>
          <table:table-cell table:formula="of:=[.B16]/[.B17]" office:value-type="float" office:value="2.32069033099662" calcext:value-type="float">
            <text:p>2.320690331</text:p>
          </table:table-cell>
          <table:table-cell table:formula="of:=LOG([.C17];2)" office:value-type="float" office:value="1.2145540247326" calcext:value-type="float">
            <text:p>1.2146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0.01016202" calcext:value-type="float">
            <text:p>1.02E-02</text:p>
          </table:table-cell>
          <table:table-cell table:formula="of:=[.B17]/[.B18]" office:value-type="float" office:value="2.01341170357862" calcext:value-type="float">
            <text:p>2.0134117036</text:p>
          </table:table-cell>
          <table:table-cell table:formula="of:=LOG([.C18];2)" office:value-type="float" office:value="1.00964220553304" calcext:value-type="float">
            <text:p>1.0096</text:p>
          </table:table-cell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float" office:value="0.00725346" calcext:value-type="float">
            <text:p>7.25E-03</text:p>
          </table:table-cell>
          <table:table-cell table:formula="of:=[.B18]/[.B19]" office:value-type="float" office:value="1.40098932095855" calcext:value-type="float">
            <text:p>1.400989321</text:p>
          </table:table-cell>
          <table:table-cell table:formula="of:=LOG([.C19];2)" office:value-type="float" office:value="0.486445958867332" calcext:value-type="float">
            <text:p>0.4864</text:p>
          </table:table-cell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office:value-type="float" office:value="0.006504019" calcext:value-type="float">
            <text:p>6.50E-03</text:p>
          </table:table-cell>
          <table:table-cell table:formula="of:=[.B19]/[.B20]" office:value-type="float" office:value="1.11522736941574" calcext:value-type="float">
            <text:p>1.1152273694</text:p>
          </table:table-cell>
          <table:table-cell table:formula="of:=LOG([.C20];2)" office:value-type="float" office:value="0.157337872735614" calcext:value-type="float">
            <text:p>0.1573</text:p>
          </table:table-cell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office:value-type="float" office:value="0.006315242" calcext:value-type="float">
            <text:p>6.32E-03</text:p>
          </table:table-cell>
          <table:table-cell table:formula="of:=[.B20]/[.B21]" office:value-type="float" office:value="1.02989228282938" calcext:value-type="float">
            <text:p>1.0298922828</text:p>
          </table:table-cell>
          <table:table-cell table:formula="of:=LOG([.C21];2)" office:value-type="float" office:value="0.0424934527925316" calcext:value-type="float">
            <text:p>0.0425</text:p>
          </table:table-cell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office:value-type="float" office:value="0.006290529" calcext:value-type="float">
            <text:p>6.29E-03</text:p>
          </table:table-cell>
          <table:table-cell table:formula="of:=[.B21]/[.B22]" office:value-type="float" office:value="1.00392860441467" calcext:value-type="float">
            <text:p>1.0039286044</text:p>
          </table:table-cell>
          <table:table-cell table:formula="of:=LOG([.C22];2)" office:value-type="float" office:value="0.00565667395066702" calcext:value-type="float">
            <text:p>0.0057</text:p>
          </table:table-cell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office:value-type="float" office:value="0.006308268" calcext:value-type="float">
            <text:p>6.31E-03</text:p>
          </table:table-cell>
          <table:table-cell table:formula="of:=[.B22]/[.B23]" office:value-type="float" office:value="0.99718797616081" calcext:value-type="float">
            <text:p>0.9971879762</text:p>
          </table:table-cell>
          <table:table-cell table:formula="of:=LOG([.C23];2)" office:value-type="float" office:value="-0.00406260760322816" calcext:value-type="float">
            <text:p>-0.0041</text:p>
          </table:table-cell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office:value-type="float" office:value="0.006312703" calcext:value-type="float">
            <text:p>6.31E-03</text:p>
          </table:table-cell>
          <table:table-cell table:formula="of:=[.B23]/[.B24]" office:value-type="float" office:value="0.999297448335523" calcext:value-type="float">
            <text:p>0.9992974483</text:p>
          </table:table-cell>
          <table:table-cell table:formula="of:=LOG([.C24];2)" office:value-type="float" office:value="-0.00101392401102943" calcext:value-type="float">
            <text:p>-0.0010</text:p>
          </table:table-cell>
        </table:table-row>
        <table:table-row table:style-name="ro1">
          <table:table-cell table:style-name="Default" office:value-type="float" office:value="2048" calcext:value-type="float">
            <text:p>2048</text:p>
          </table:table-cell>
          <table:table-cell office:value-type="float" office:value="0.006313812" calcext:value-type="float">
            <text:p>6.31E-03</text:p>
          </table:table-cell>
          <table:table-cell table:formula="of:=[.B24]/[.B25]" office:value-type="float" office:value="0.999824353338364" calcext:value-type="float">
            <text:p>0.9998243533</text:p>
          </table:table-cell>
          <table:table-cell table:formula="of:=LOG([.C25];2)" office:value-type="float" office:value="-0.00025342682513103" calcext:value-type="float">
            <text:p>-0.0003</text:p>
          </table:table-cell>
        </table:table-row>
        <table:table-row table:style-name="ro1">
          <table:table-cell table:style-name="Default" office:value-type="float" office:value="4096" calcext:value-type="float">
            <text:p>4096</text:p>
          </table:table-cell>
          <table:table-cell office:value-type="float" office:value="0.006314089" calcext:value-type="float">
            <text:p>6.31E-03</text:p>
          </table:table-cell>
          <table:table-cell table:formula="of:=[.B25]/[.B26]" office:value-type="float" office:value="0.999956129854996" calcext:value-type="float">
            <text:p>0.999956129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06:09.501526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1:52:52.491142826</meta:creation-date>
    <dc:date>2016-04-02T00:02:31.994056445</dc:date>
    <meta:editing-duration>PT10H7M52S</meta:editing-duration>
    <meta:editing-cycles>9</meta:editing-cycles>
    <meta:generator>LibreOffice/5.1.1.3$Linux_X86_64 LibreOffice_project/10m0$Build-3</meta:generator>
    <meta:document-statistic meta:table-count="1" meta:cell-count="99" meta:object-count="0"/>
  </office:meta>
</office:document-meta>
</file>